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54pt"/>
    </style:style>
    <style:style style:name="co2" style:family="table-column">
      <style:table-column-properties fo:break-before="auto" style:column-width="260.84pt"/>
    </style:style>
    <style:style style:name="co3" style:family="table-column">
      <style:table-column-properties fo:break-before="auto" style:column-width="111.29pt"/>
    </style:style>
    <style:style style:name="co4" style:family="table-column">
      <style:table-column-properties fo:break-before="auto" style:column-width="157.61pt"/>
    </style:style>
    <style:style style:name="co5" style:family="table-column">
      <style:table-column-properties fo:break-before="auto" style:column-width="304.41pt"/>
    </style:style>
    <style:style style:name="co6" style:family="table-column">
      <style:table-column-properties fo:break-before="auto" style:column-width="78.9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pt" fo:break-before="auto" style:use-optimal-row-height="true"/>
    </style:style>
    <style:style style:name="ro3" style:family="table-row">
      <style:table-row-properties style:row-height="24.15pt" fo:break-before="auto" style:use-optimal-row-height="true"/>
    </style:style>
    <style:style style:name="ro4" style:family="table-row">
      <style:table-row-properties style:row-height="9.55pt" fo:break-before="auto" style:use-optimal-row-height="false"/>
    </style:style>
    <style:style style:name="ro5" style:family="table-row">
      <style:table-row-properties style:row-height="22.45pt" fo:break-before="auto" style:use-optimal-row-height="true"/>
    </style:style>
    <style:style style:name="ro6" style:family="table-row">
      <style:table-row-properties style:row-height="9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style="normal" fo:font-weight="normal" style:font-style-asian="normal" style:font-weight-asian="normal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style="italic" style:font-style-asian="italic" style:font-style-complex="italic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style="italic" fo:font-weight="normal" style:font-style-asian="italic" style:font-weight-asian="normal" style:font-style-complex="italic" style:font-weight-complex="normal"/>
    </style:style>
    <style:style style:name="ce7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fo:border="0.74pt solid #000000"/>
      <style:text-properties fo:font-style="normal" fo:font-weight="normal" style:font-style-asian="normal" style:font-weight-asian="normal" style:font-style-complex="normal" style:font-weight-complex="normal"/>
    </style:style>
    <style:style style:name="ce38" style:family="table-cell" style:parent-style-name="Default">
      <style:table-cell-properties fo:border="0.74pt solid #000000"/>
      <style:text-properties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>
      <style:table-cell-properties fo:border="0.74pt solid #000000"/>
      <style:text-properties style:font-name="Liberation Sans" fo:font-style="italic" fo:font-weight="bold" style:font-name-asian="Noto Sans CJK SC Regular" style:font-style-asian="italic" style:font-weight-asian="bold" style:font-name-complex="FreeSans" style:font-style-complex="italic" style:font-weight-complex="bold"/>
    </style:style>
    <style:style style:name="ce40" style:family="table-cell" style:parent-style-name="Default">
      <style:table-cell-properties fo:border="0.74pt solid #000000"/>
    </style:style>
    <style:style style:name="ce4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74pt solid #000000" fo:border-left="none" fo:border-right="none" fo:border-top="0.74pt solid #000000"/>
      <style:text-properties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able-cell-properties fo:border="0.74pt solid #000000"/>
      <style:text-properties fo:font-size="8pt" style:font-size-asian="8pt" style:font-size-complex="8pt"/>
    </style:style>
    <style:style style:name="ce17" style:family="table-cell" style:parent-style-name="Default">
      <style:table-cell-properties fo:border="0.74pt solid #000000"/>
      <style:text-properties fo:font-size="9pt" style:font-size-asian="9pt" style:font-size-complex="9pt"/>
    </style:style>
    <style:style style:name="ce18" style:family="table-cell" style:parent-style-name="Default">
      <style:table-cell-properties fo:border="0.74pt solid #000000"/>
      <style:text-properties style:font-name="Liberation Sans" fo:font-style="normal" fo:font-weight="normal" style:font-name-asian="Noto Sans CJK SC Regular" style:font-style-asian="normal" style:font-weight-asian="normal" style:font-name-complex="FreeSans" style:font-style-complex="normal" style:font-weight-complex="normal"/>
    </style:style>
    <style:style style:name="ce19" style:family="table-cell" style:parent-style-name="Default">
      <style:table-cell-properties fo:border-bottom="0.74pt solid #000000" fo:border-left="none" fo:border-right="none" fo:border-top="0.74pt solid #000000"/>
    </style:style>
    <style:style style:name="ce20" style:family="table-cell" style:parent-style-name="Default">
      <style:table-cell-properties fo:border="0.74pt solid #000000"/>
      <style:text-properties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ce21" style:family="table-cell" style:parent-style-name="Default">
      <style:table-cell-properties fo:border="0.74pt solid #000000"/>
      <style:text-properties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>
      <style:table-cell-properties fo:border-bottom="0.74pt solid #000000" fo:border-left="none" fo:border-right="0.74pt solid #000000" fo:border-top="0.74pt solid #000000"/>
      <style:text-properties fo:font-style="italic" fo:font-weight="bold" style:font-style-asian="italic" style:font-weight-asian="bold" style:font-style-complex="italic" style:font-weight-complex="bold"/>
    </style:style>
    <style:style style:name="ce23" style:family="table-cell" style:parent-style-name="Default">
      <style:table-cell-properties fo:border="0.74pt solid #000000"/>
      <style:text-properties fo:font-size="10pt" style:font-size-asian="10pt" style:font-size-complex="10pt"/>
    </style:style>
    <style:style style:name="ce24" style:family="table-cell" style:parent-style-name="Default">
      <style:table-cell-properties fo:border="0.74pt solid #000000"/>
      <style:text-properties style:font-name="Liberation Sans" fo:font-size="10pt" fo:font-style="normal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25" style:family="table-cell" style:parent-style-name="Default">
      <style:table-cell-properties fo:border-bottom="0.74pt solid #000000" fo:border-left="none" fo:border-right="0.74pt solid #000000" fo:border-top="0.74pt solid #000000"/>
      <style:text-properties fo:font-size="9pt" style:font-size-asian="9pt" style:font-size-complex="9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7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2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style="italic" style:font-weight-asian="bold" style:font-weight-complex="bold" style:font-style-asian="italic" style:font-style-complex="italic"/>
    </style:style>
    <style:style style:name="T2" style:family="text">
      <style:text-properties fo:font-weight="bold" fo:font-style="italic" style:font-weight-asian="bold" style:font-weight-complex="bold" style:font-style-asian="italic" style:font-style-complex="italic"/>
    </style:style>
    <style:style style:name="T3" style:family="text">
      <style:text-properties fo:font-weight="normal" fo:font-style="normal" style:font-weight-asian="normal" style:font-weight-complex="normal" style:font-style-asian="normal" style:font-style-complex="normal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style:font-size-asian="9pt" style:font-size-complex="9pt" fo:font-weight="normal" fo:font-style="normal" style:font-weight-asian="normal" style:font-weight-complex="normal" style:font-style-asian="normal" style:font-style-complex="normal"/>
    </style:style>
    <style:style style:name="T6" style:family="text">
      <style:text-properties fo:font-size="9pt" style:font-size-asian="9pt" style:font-size-complex="9pt" fo:font-weight="bold" fo:font-style="italic" style:font-weight-asian="bold" style:font-weight-complex="bold" style:font-style-asian="italic" style:font-style-complex="italic"/>
    </style:style>
  </office:automatic-styles>
  <office:body>
    <office:spreadsheet>
      <table:calculation-settings table:automatic-find-labels="false"/>
      <table:table table:name="LCD-DRIVER_Rev_D-BOM(LCD-10.1in-IPS_CTP_plus_AT24C16C)===LCD-OLinuXino-10CTS-BOM" table:style-name="ta1">
        <table:table-column table:style-name="co1" table:default-cell-style-name="ce10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Designator</text:p>
          </table:table-cell>
          <table:table-cell table:style-name="ce26"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1" office:value-type="string" calcext:value-type="string">
            <text:p>0R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61</text:p>
          </table:table-cell>
          <table:table-cell table:style-name="ce27"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8" office:value-type="string" calcext:value-type="string">
            <text:p>0.68R/1%/R0603</text:p>
          </table:table-cell>
          <table:table-cell table:style-name="ce38" office:value-type="string" calcext:value-type="string">
            <text:p>R0603</text:p>
          </table:table-cell>
          <table:table-cell table:style-name="ce38" office:value-type="string" calcext:value-type="string">
            <text:p>R38</text:p>
          </table:table-cell>
          <table:table-cell table:style-name="ce28"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3" office:value-type="string" calcext:value-type="string">
            <text:p>1.0R/1%/R0603</text:p>
          </table:table-cell>
          <table:table-cell table:style-name="ce38" office:value-type="string" calcext:value-type="string">
            <text:p>R0603</text:p>
          </table:table-cell>
          <table:table-cell table:style-name="ce38" office:value-type="string" calcext:value-type="string">
            <text:p>R40</text:p>
          </table:table-cell>
          <table:table-cell table:style-name="ce28"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3" office:value-type="string" calcext:value-type="string">
            <text:p>220R/R0402</text:p>
          </table:table-cell>
          <table:table-cell table:style-name="ce13" office:value-type="string" calcext:value-type="string">
            <text:p>R0402</text:p>
          </table:table-cell>
          <table:table-cell table:style-name="ce13" office:value-type="string" calcext:value-type="string">
            <text:p>R55</text:p>
          </table:table-cell>
          <table:table-cell table:style-name="ce28"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1" office:value-type="string" calcext:value-type="string">
            <text:p>681R/1%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16</text:p>
          </table:table-cell>
          <table:table-cell table:style-name="ce27" table:number-columns-repeated="1020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11" office:value-type="string" calcext:value-type="string">
            <text:p>1k/1%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15,R36,R39,<text:span text:style-name="T1">R45</text:span></text:p>
          </table:table-cell>
          <table:table-cell table:style-name="ce27" table:number-columns-repeated="1020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11" office:value-type="string" calcext:value-type="string">
            <text:p>2.2k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<text:span text:style-name="T1">R26,R27,R28,R29</text:span>,R41</text:p>
          </table:table-cell>
          <table:table-cell table:style-name="ce27" table:number-columns-repeated="1020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40" office:value-type="string" calcext:value-type="string">
            <text:p>10k/R0402</text:p>
          </table:table-cell>
          <table:table-cell table:style-name="ce40" office:value-type="string" calcext:value-type="string">
            <text:p>R0402</text:p>
          </table:table-cell>
          <table:table-cell table:style-name="ce40" office:value-type="string" calcext:value-type="string">
            <text:p>R11,R14,R18,R19,R22,R23,</text:p>
            <text:p>R34,R42,R48, <text:span text:style-name="T2">R63,R66</text:span></text:p>
          </table:table-cell>
          <table:table-cell table:number-columns-repeated="1020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0" office:value-type="string" calcext:value-type="string">
            <text:p>20k/1%/R0402</text:p>
          </table:table-cell>
          <table:table-cell table:style-name="ce40" office:value-type="string" calcext:value-type="string">
            <text:p>R0402</text:p>
          </table:table-cell>
          <table:table-cell table:style-name="ce40" office:value-type="string" calcext:value-type="string">
            <text:p>R35,R37,R43,R58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1" office:value-type="string" calcext:value-type="string">
            <text:p>27k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46,R47</text:p>
          </table:table-cell>
          <table:table-cell table:style-name="ce27"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1" office:value-type="string" calcext:value-type="string">
            <text:p>49.9k/1%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44</text:p>
          </table:table-cell>
          <table:table-cell table:style-name="ce27" table:number-columns-repeated="1020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38" office:value-type="string" calcext:value-type="string">
            <text:p>4.7uH/1.15A/DCR&lt;0.1R/CD43</text:p>
          </table:table-cell>
          <table:table-cell table:style-name="ce13" office:value-type="string" calcext:value-type="string">
            <text:p>CD43</text:p>
          </table:table-cell>
          <table:table-cell table:style-name="ce38" office:value-type="string" calcext:value-type="string">
            <text:p>L1,L2</text:p>
          </table:table-cell>
          <table:table-cell table:number-columns-repeated="1020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0" office:value-type="string" calcext:value-type="string">
            <text:p>100nF/16V/10%/X7R/C0402</text:p>
          </table:table-cell>
          <table:table-cell table:style-name="ce40" office:value-type="string" calcext:value-type="string">
            <text:p>C0402</text:p>
          </table:table-cell>
          <table:table-cell table:style-name="ce40" office:value-type="string" calcext:value-type="string">
            <text:p>C6,C9,C14,<text:span text:style-name="T3">C17</text:span></text:p>
          </table:table-cell>
          <table:table-cell table:number-columns-repeated="1020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0" office:value-type="string" calcext:value-type="string">
            <text:p>100nF/50V/20%/Y5V/C0603</text:p>
          </table:table-cell>
          <table:table-cell table:style-name="ce40" office:value-type="string" calcext:value-type="string">
            <text:p>C0603</text:p>
          </table:table-cell>
          <table:table-cell table:style-name="ce40" office:value-type="string" calcext:value-type="string">
            <text:p>C15,C18,C22,C23,C24,C26</text:p>
          </table:table-cell>
          <table:table-cell table:number-columns-repeated="102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0" office:value-type="string" calcext:value-type="string">
            <text:p>2.2uF/50V/10%/X5R/C0805</text:p>
          </table:table-cell>
          <table:table-cell table:style-name="ce40" office:value-type="string" calcext:value-type="string">
            <text:p>C0805</text:p>
          </table:table-cell>
          <table:table-cell table:style-name="ce40" office:value-type="string" calcext:value-type="string">
            <text:p>C16,C19</text:p>
          </table:table-cell>
          <table:table-cell table:number-columns-repeated="1020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0" office:value-type="string" calcext:value-type="string">
            <text:p>22uF/6.3V/20%/X5R/C0603</text:p>
          </table:table-cell>
          <table:table-cell table:style-name="ce40" office:value-type="string" calcext:value-type="string">
            <text:p>C0603</text:p>
          </table:table-cell>
          <table:table-cell table:style-name="ce40" office:value-type="string" calcext:value-type="string">
            <text:p>C7,C20,C21,C25,C27,C8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0" office:value-type="string" calcext:value-type="string">
            <text:p>BAT54C(SOT23-3)</text:p>
          </table:table-cell>
          <table:table-cell table:style-name="ce40" office:value-type="string" calcext:value-type="string">
            <text:p>SOT23-3</text:p>
          </table:table-cell>
          <table:table-cell table:style-name="ce40" office:value-type="string" calcext:value-type="string">
            <text:p>D2</text:p>
          </table:table-cell>
          <table:table-cell table:number-columns-repeated="102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0" office:value-type="string" calcext:value-type="string">
            <text:p>BAT54S(SOT23-3)</text:p>
          </table:table-cell>
          <table:table-cell table:style-name="ce40" office:value-type="string" calcext:value-type="string">
            <text:p>SOT23-3</text:p>
          </table:table-cell>
          <table:table-cell table:style-name="ce40" office:value-type="string" calcext:value-type="string">
            <text:p>D4,D6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1" office:value-type="string" calcext:value-type="string">
            <text:p>BZV55C10/SOD80C</text:p>
          </table:table-cell>
          <table:table-cell table:style-name="ce11" office:value-type="string" calcext:value-type="string">
            <text:p>SOD80C</text:p>
          </table:table-cell>
          <table:table-cell table:style-name="ce11" office:value-type="string" calcext:value-type="string">
            <text:p>D7</text:p>
          </table:table-cell>
          <table:table-cell table:style-name="ce27"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0" office:value-type="string" calcext:value-type="string">
            <text:p>BZV55C20/SOD80C</text:p>
          </table:table-cell>
          <table:table-cell table:style-name="ce40" office:value-type="string" calcext:value-type="string">
            <text:p>SOD80C</text:p>
          </table:table-cell>
          <table:table-cell table:style-name="ce40" office:value-type="string" calcext:value-type="string">
            <text:p>D3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8" office:value-type="string" calcext:value-type="string">
            <text:p>1N5819S4(SOD-123)</text:p>
          </table:table-cell>
          <table:table-cell table:style-name="ce38" office:value-type="string" calcext:value-type="string">
            <text:p>SOD-123</text:p>
          </table:table-cell>
          <table:table-cell table:style-name="ce38" office:value-type="string" calcext:value-type="string">
            <text:p>D5,D8</text:p>
          </table:table-cell>
          <table:table-cell table:style-name="ce28"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1" office:value-type="string" calcext:value-type="string">
            <text:p>LMUN2235LT1G(SOT-23)</text:p>
          </table:table-cell>
          <table:table-cell table:style-name="ce40" office:value-type="string" calcext:value-type="string">
            <text:p>SOT23</text:p>
          </table:table-cell>
          <table:table-cell table:style-name="ce40" office:value-type="string" calcext:value-type="string">
            <text:p>T1</text:p>
          </table:table-cell>
          <table:table-cell table:number-columns-repeated="1020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40" office:value-type="string" calcext:value-type="string">
            <text:p>IRLML6402(SOT23-3)</text:p>
          </table:table-cell>
          <table:table-cell table:style-name="ce40" office:value-type="string" calcext:value-type="string">
            <text:p>SOT23</text:p>
          </table:table-cell>
          <table:table-cell table:style-name="ce40" office:value-type="string" calcext:value-type="string">
            <text:p>FET1,FET2,<text:span text:style-name="T2">FET3</text:span>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1" office:value-type="string" calcext:value-type="string">
            <text:p>AT24C16C-SSHM-T(SOIC-8_150mil)</text:p>
          </table:table-cell>
          <table:table-cell table:style-name="ce11" office:value-type="string" calcext:value-type="string">
            <text:p>SOIC-8_150mil</text:p>
          </table:table-cell>
          <table:table-cell table:style-name="ce11" office:value-type="string" calcext:value-type="string">
            <text:p>U2</text:p>
          </table:table-cell>
          <table:table-cell table:style-name="ce27" table:number-columns-repeated="1020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38" office:value-type="string" calcext:value-type="string">
            <text:p>AP3031KTR-G1(SOT23-6)</text:p>
          </table:table-cell>
          <table:table-cell table:style-name="ce38" office:value-type="string" calcext:value-type="string">
            <text:p>SOT23-6</text:p>
          </table:table-cell>
          <table:table-cell table:style-name="ce38" office:value-type="string" calcext:value-type="string">
            <text:p>U3,U4</text:p>
          </table:table-cell>
          <table:table-cell table:number-columns-repeated="1020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38" office:value-type="string" calcext:value-type="string">
            <text:p>MALE-PAV16X-2x20-HIGH</text:p>
          </table:table-cell>
          <table:table-cell table:style-name="ce20" office:value-type="string" calcext:value-type="string">
            <text:p>PA-V16X-2X20-LF_Drill_0.9mm</text:p>
          </table:table-cell>
          <table:table-cell table:style-name="ce38" office:value-type="string" calcext:value-type="string">
            <text:p>LCD_Lime2,LCD_Lime1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0" office:value-type="string" calcext:value-type="string">
            <text:p>P-B-V-40-LF</text:p>
          </table:table-cell>
          <table:table-cell table:style-name="ce40" office:value-type="string" calcext:value-type="string">
            <text:p>GBH254SMT-40</text:p>
          </table:table-cell>
          <table:table-cell table:style-name="ce40" office:value-type="string" calcext:value-type="string">
            <text:p>LCD_CON1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0" office:value-type="string" calcext:value-type="string">
            <text:p>PWRJ-2mm(DCJ-W54R-20-LF)</text:p>
          </table:table-cell>
          <table:table-cell table:style-name="ce21" office:value-type="string" calcext:value-type="string">
            <text:p>DCJ-W54R-20-LF</text:p>
          </table:table-cell>
          <table:table-cell table:style-name="ce40" office:value-type="string" calcext:value-type="string">
            <text:p>PWR_JACK1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11" office:value-type="string" calcext:value-type="string">
            <text:p>FPV-WZA21-50-LF</text:p>
          </table:table-cell>
          <table:table-cell table:style-name="ce11" office:value-type="string" calcext:value-type="string">
            <text:p>LCD-10,1in_DISP2</text:p>
          </table:table-cell>
          <table:table-cell table:style-name="ce27"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number-columns-repeated="2" table:style-name="ce40" office:value-type="string" calcext:value-type="string">
            <text:p>FPV-WZA21-40-LF</text:p>
          </table:table-cell>
          <table:table-cell table:style-name="ce40" office:value-type="string" calcext:value-type="string">
            <text:p>LCD_FLAT_CON1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11" office:value-type="string" calcext:value-type="string">
            <text:p>FPV-WZB201-06-LF</text:p>
          </table:table-cell>
          <table:table-cell table:style-name="ce11" office:value-type="string" calcext:value-type="string">
            <text:p>LCD-10,1in_CTP1</text:p>
          </table:table-cell>
          <table:table-cell table:style-name="ce27"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8" office:value-type="string" calcext:value-type="string">
            <text:p>LCD-10"_CAP_TS(1024x600_IPS_CXT101H39-42E)</text:p>
          </table:table-cell>
          <table:table-cell table:style-name="ce38" table:number-columns-repeated="2"/>
          <table:table-cell table:style-name="ce28" table:number-columns-repeated="1020"/>
        </table:table-row>
        <table:table-row table:style-name="ro4">
          <table:table-cell table:style-name="ce7"/>
          <table:table-cell table:style-name="ce15" table:number-columns-repeated="2"/>
          <table:table-cell table:style-name="ce22"/>
          <table:table-cell table:style-name="ce28"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0" office:value-type="string" calcext:value-type="string">
            <text:p>NA(WU10S)</text:p>
          </table:table-cell>
          <table:table-cell table:style-name="ce40" office:value-type="string" calcext:value-type="string">
            <text:p>WU10S</text:p>
          </table:table-cell>
          <table:table-cell table:style-name="ce40" office:value-type="string" calcext:value-type="string">
            <text:p>PWR1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6" office:value-type="string" calcext:value-type="string">
            <text:p>NA(LCD-4.3"(480x272_GFT043HA480272Y)+(FPV-WZA21-40-LF))</text:p>
          </table:table-cell>
          <table:table-cell table:style-name="ce40" office:value-type="string" calcext:value-type="string">
            <text:p>FPV-WZA21-40-LF</text:p>
          </table:table-cell>
          <table:table-cell table:style-name="ce40" office:value-type="string" calcext:value-type="string">
            <text:p>LCD-4,3in_DISP1</text:p>
          </table:table-cell>
          <table:table-cell table:number-columns-repeated="1020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0" office:value-type="string" calcext:value-type="string">
            <text:p>NA(22uF/6.3V/20%/X5R/C0603)</text:p>
          </table:table-cell>
          <table:table-cell table:style-name="ce40" office:value-type="string" calcext:value-type="string">
            <text:p>C0603</text:p>
          </table:table-cell>
          <table:table-cell table:style-name="ce40" office:value-type="string" calcext:value-type="string">
            <text:p>C1,C3,C5,C11,C2</text:p>
          </table:table-cell>
          <table:table-cell table:number-columns-repeated="1020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40" office:value-type="string" calcext:value-type="string">
            <text:p>NA(100nF/16V/10%/X7R/C0402)</text:p>
          </table:table-cell>
          <table:table-cell table:style-name="ce40" office:value-type="string" calcext:value-type="string">
            <text:p>C0402</text:p>
          </table:table-cell>
          <table:table-cell table:style-name="ce40" office:value-type="string" calcext:value-type="string">
            <text:p>C4,C10</text:p>
          </table:table-cell>
          <table:table-cell table:number-columns-repeated="102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0" office:value-type="string" calcext:value-type="string">
            <text:p>NA(10nF/50V/10%/X7R/C0402)</text:p>
          </table:table-cell>
          <table:table-cell table:style-name="ce40" office:value-type="string" calcext:value-type="string">
            <text:p>C0402</text:p>
          </table:table-cell>
          <table:table-cell table:style-name="ce40" office:value-type="string" calcext:value-type="string">
            <text:p>C12,C13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0" office:value-type="string" calcext:value-type="string">
            <text:p>NA(BZV55C3V9/SOD80C)</text:p>
          </table:table-cell>
          <table:table-cell table:style-name="ce40" office:value-type="string" calcext:value-type="string">
            <text:p>SOD80C</text:p>
          </table:table-cell>
          <table:table-cell table:style-name="ce40" office:value-type="string" calcext:value-type="string">
            <text:p>D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8" office:value-type="string" calcext:value-type="string">
            <text:p>NA(1N5819S4(SOD-123))</text:p>
          </table:table-cell>
          <table:table-cell table:style-name="ce38" office:value-type="string" calcext:value-type="string">
            <text:p>SOD-123</text:p>
          </table:table-cell>
          <table:table-cell table:style-name="ce38" office:value-type="string" calcext:value-type="string">
            <text:p>D9</text:p>
          </table:table-cell>
          <table:table-cell table:style-name="ce28"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0" office:value-type="string" calcext:value-type="string">
            <text:p>NA(LCD-5”(CAPACITIVE_TS)+(FPV-WZB201-06-LF))</text:p>
          </table:table-cell>
          <table:table-cell table:style-name="ce40" office:value-type="string" calcext:value-type="string">
            <text:p>FPV-WZB201-06-LF</text:p>
          </table:table-cell>
          <table:table-cell table:style-name="ce40" office:value-type="string" calcext:value-type="string">
            <text:p>LCD-5in_CTP1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NA(LCD-5”(800x480_HDW050TN22)+(FPV-WZA21-40-LF))</text:p>
          </table:table-cell>
          <table:table-cell table:style-name="ce40" office:value-type="string" calcext:value-type="string">
            <text:p>FPV-WZA21-40-LF</text:p>
          </table:table-cell>
          <table:table-cell table:style-name="ce40" office:value-type="string" calcext:value-type="string">
            <text:p>LCD-5in_DISP1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0" office:value-type="string" calcext:value-type="string">
            <text:p>NA(FPV-WZB201-06-LF)</text:p>
          </table:table-cell>
          <table:table-cell table:style-name="ce40" office:value-type="string" calcext:value-type="string">
            <text:p>FPV-WZB201-06-LF</text:p>
          </table:table-cell>
          <table:table-cell table:style-name="ce23" office:value-type="string" calcext:value-type="string">
            <text:p>LCD-7in_CTP1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8" office:value-type="string" calcext:value-type="string">
            <text:p>NA(FPA-WZB25-04-LF)</text:p>
          </table:table-cell>
          <table:table-cell table:style-name="ce18" office:value-type="string" calcext:value-type="string">
            <text:p>FPA-WZB25-04-LF</text:p>
          </table:table-cell>
          <table:table-cell table:style-name="ce24" office:value-type="string" calcext:value-type="string">
            <text:p>LCD-10,1in_RTP1</text:p>
          </table:table-cell>
          <table:table-cell table:style-name="ce27"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NA(LCD-7"(800x480_AT070TN92)+(FPV-WZA21-50-LF))</text:p>
          </table:table-cell>
          <table:table-cell table:style-name="ce40" office:value-type="string" calcext:value-type="string">
            <text:p>FPV-WZA21-50-LF</text:p>
          </table:table-cell>
          <table:table-cell table:style-name="ce40" office:value-type="string" calcext:value-type="string">
            <text:p>LCD-7in_DISP1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NA(LCD-TS7(LCD-7"_TOUCHPANEL)+(FPA-WZB25-04-LF))</text:p>
          </table:table-cell>
          <table:table-cell table:style-name="ce40" office:value-type="string" calcext:value-type="string">
            <text:p>FPA-WZB25-04-LF</text:p>
          </table:table-cell>
          <table:table-cell table:style-name="ce40" office:value-type="string" calcext:value-type="string">
            <text:p>LCD-7in_RTP1</text:p>
          </table:table-cell>
          <table:table-cell table:number-columns-repeated="102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18" office:value-type="string" calcext:value-type="string">
            <text:p>NA(0R/R0402)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30,R31,R32,R33,R62</text:p>
          </table:table-cell>
          <table:table-cell table:style-name="ce27" table:number-columns-repeated="1020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40" office:value-type="string" calcext:value-type="string">
            <text:p>NA/R0402</text:p>
          </table:table-cell>
          <table:table-cell table:style-name="ce40" office:value-type="string" calcext:value-type="string">
            <text:p>R0402</text:p>
          </table:table-cell>
          <table:table-cell table:style-name="ce40" office:value-type="string" calcext:value-type="string">
            <text:p>R1,R4,R5,R8,R12,R13,</text:p>
            <text:p>R17,R20,R21,R24,R49</text:p>
          </table:table-cell>
          <table:table-cell table:number-columns-repeated="1020"/>
        </table:table-row>
        <table:table-row table:style-name="ro5">
          <table:table-cell table:style-name="ce3" office:value-type="float" office:value="15" calcext:value-type="float">
            <text:p>15</text:p>
          </table:table-cell>
          <table:table-cell table:style-name="ce40" office:value-type="string" calcext:value-type="string">
            <text:p>NA(10k/R0402)</text:p>
          </table:table-cell>
          <table:table-cell table:style-name="ce40" office:value-type="string" calcext:value-type="string">
            <text:p>R0402</text:p>
          </table:table-cell>
          <table:table-cell table:style-name="ce40" office:value-type="string" calcext:value-type="string">
            <text:p><text:span text:style-name="T4">R2,R3,R6,R7,R9,R10,R51,R54,</text:span></text:p>
            <text:p><text:span text:style-name="T4">R56,R59,</text:span><text:span text:style-name="T5">R52,R53,R57,R60,</text:span><text:span text:style-name="T6">R64,R65</text:span>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0" office:value-type="string" calcext:value-type="string">
            <text:p>NA(20k/1%/R0402)</text:p>
          </table:table-cell>
          <table:table-cell table:style-name="ce40" office:value-type="string" calcext:value-type="string">
            <text:p>R0402</text:p>
          </table:table-cell>
          <table:table-cell table:style-name="ce40" office:value-type="string" calcext:value-type="string">
            <text:p>R25</text:p>
          </table:table-cell>
          <table:table-cell table:number-columns-repeated="1020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0" office:value-type="string" calcext:value-type="string">
            <text:p>NA(2.2k/R0402)</text:p>
          </table:table-cell>
          <table:table-cell table:style-name="ce40" office:value-type="string" calcext:value-type="string">
            <text:p>R0402</text:p>
          </table:table-cell>
          <table:table-cell table:style-name="ce40"/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0" office:value-type="string" calcext:value-type="string">
            <text:p>NA(AR1021T-I_SS(SSOP-20))</text:p>
          </table:table-cell>
          <table:table-cell table:style-name="ce40" office:value-type="string" calcext:value-type="string">
            <text:p>SSOP-20W</text:p>
          </table:table-cell>
          <table:table-cell table:style-name="ce40" office:value-type="string" calcext:value-type="string">
            <text:p>U1</text:p>
          </table:table-cell>
          <table:table-cell table:number-columns-repeated="102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0" office:value-type="string" calcext:value-type="string">
            <text:p>NA(FPV-WZA21-50-LF)</text:p>
          </table:table-cell>
          <table:table-cell table:style-name="ce40" office:value-type="string" calcext:value-type="string">
            <text:p>FPV-WZA21-50-LF</text:p>
          </table:table-cell>
          <table:table-cell table:style-name="ce17" office:value-type="string" calcext:value-type="string">
            <text:p>LCD-7in_DISP2,<text:span text:style-name="T3">LCD-10,1in_DISP1</text:span></text:p>
          </table:table-cell>
          <table:table-cell table:number-columns-repeated="1020"/>
        </table:table-row>
        <table:table-row table:style-name="ro6">
          <table:table-cell table:style-name="ce8"/>
          <table:table-cell table:style-name="ce19" table:number-columns-repeated="2"/>
          <table:table-cell table:style-name="ce25"/>
          <table:table-cell table:number-columns-repeated="102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0" office:value-type="string" calcext:value-type="string">
            <text:p>Opened</text:p>
          </table:table-cell>
          <table:table-cell table:style-name="ce40" office:value-type="string" calcext:value-type="string">
            <text:p>SJ</text:p>
          </table:table-cell>
          <table:table-cell table:style-name="ce40" office:value-type="string" calcext:value-type="string">
            <text:p>L/R_EN1,U/D_EN1</text:p>
          </table:table-cell>
          <table:table-cell table:number-columns-repeated="102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0" office:value-type="string" calcext:value-type="string">
            <text:p>Closed</text:p>
          </table:table-cell>
          <table:table-cell table:style-name="ce40" office:value-type="string" calcext:value-type="string">
            <text:p>SJ_Closed</text:p>
          </table:table-cell>
          <table:table-cell table:style-name="ce40" office:value-type="string" calcext:value-type="string">
            <text:p>VLED+_E1,VLED-_E1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0" office:value-type="string" calcext:value-type="string">
            <text:p>3.3V:Opened/5.0V:Closed</text:p>
          </table:table-cell>
          <table:table-cell table:style-name="ce16" office:value-type="string" calcext:value-type="string">
            <text:p>SJ_2_SMALL_23_TIED</text:p>
          </table:table-cell>
          <table:table-cell table:style-name="ce40" office:value-type="string" calcext:value-type="string">
            <text:p>3.3V/5.0V1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0" office:value-type="string" calcext:value-type="string">
            <text:p>CTRL:Closed/EN:Opened</text:p>
          </table:table-cell>
          <table:table-cell table:style-name="ce16" office:value-type="string" calcext:value-type="string">
            <text:p>SJ_2_SMALL_23_TIED</text:p>
          </table:table-cell>
          <table:table-cell table:style-name="ce40" office:value-type="string" calcext:value-type="string">
            <text:p>CTRL/EN1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 table:number-columns-spanned="4" table:number-rows-spanned="1">
            <text:p>Deleted were: R50(220R/R0402) and the SMD jumper 5V_JACK/5V_LCD1(5V_JACK:Opened/5V_LCD:Closed) </text:p>
          </table:table-cell>
          <table:covered-table-cell table:style-name="ce38"/>
          <table:covered-table-cell table:number-columns-repeated="2" table:style-name="ce40"/>
          <table:table-cell table:number-columns-repeated="1020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28.09pt" fo:margin-bottom="28.09pt" fo:margin-left="28.09pt" fo:margin-right="28.09pt" style:scale-to="91%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16pt" fo:font-weight="bold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LCD-DRIVER_Rev_D-BOM(LCD-10.1in-IPS_CTP_plus_AT24C16C) ===</text:span></text:p>
          <text:p><text:span text:style-name="MT1">LCD-OLinuXino-10CTS-BOM</text:span></text:p>
        </style:region-center>
        <style:region-right>
          <text:p><text:span text:style-name="MT2"/></text:p>
          <text:p><text:span text:style-name="MT2"/></text:p>
          <text:p><text:span text:style-name="MT2"><text:date style:data-style-name="N2" text:date-value="2022-11-24">00/00/0000</text:date></text:span></text:p>
        </style:region-right>
      </style:header>
      <style:header-left style:display="false"/>
      <style:footer>
        <text:p><text:span text:style-name="MT2">Page </text:span><text:span text:style-name="MT2"><text:page-number>1</text:page-number></text:span><text:span text:style-name="MT2">/1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4">00/00/0000</text:date>, <text:time style:data-style-name="N2" text:time-value="08:12:28.8501681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2-11-24T08:14:46.656484589</dc:date>
    <meta:editing-duration>PT5H44M45S</meta:editing-duration>
    <meta:editing-cycles>78</meta:editing-cycles>
    <meta:document-statistic meta:table-count="1" meta:cell-count="226" meta:object-count="0"/>
  </office:meta>
</office:document-meta>
</file>